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8" style:family="paragraph" style:parent-style-name="Heading_20_1">
      <style:paragraph-properties fo:text-align="justify" style:justify-single-word="false"/>
    </style:style>
    <style:style style:name="P9" style:family="paragraph" style:parent-style-name="Heading_20_3">
      <style:paragraph-properties fo:text-align="justify" style:justify-single-word="false"/>
    </style:style>
    <style:style style:name="P10"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1" style:family="paragraph" style:parent-style-name="Heading_20_3">
      <style:paragraph-properties fo:margin-top="0.423cm" fo:margin-bottom="0.212cm"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EP # : 35 – Selection of the installed headers</text:h>
      <text:p text:style-name="P3"/>
      <text:p text:style-name="P1"/>
      <text:p text:style-name="P1">Version: 1</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9" text:outline-level="3">Abstract</text:h>
      <text:p text:style-name="P1">This SEP details the cleanup of the installed headers of Scilab</text:p>
      <text:h text:style-name="P9"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0"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1"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oft-page-break/><text:span text:style-name="Teletype"><text:span text:style-name="T6">modules/core/includes/scilabDefaults.h<text:line-break/>modules/core/includes/scilabmode.h<text:line-break/>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5">Localization:</text:span></text:span><text:span text:style-name="Teletype"><text:span text:style-name="T6"><text:line-break/>modules/localization/includes/localization.h<text:line-break/>modules/localization/includes/setgetlanguage.h<text:line-break/>modules/localization/includes/charEncoding.h</text:span></text:span></text:p>
      <text:p text:style-name="P6"><text:soft-page-break/><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modules/time/includes/timer.h</text:span></text:span></text:p>
      <text:p text:style-name="P6"><text:span text:style-name="Teletype"><text:span text:style-name="T4">Note that all the following header files will be installed in the same directory.</text:span></text:span></text:p>
      <text:h text:style-name="P11" text:outline-level="3"><text:span text:style-name="Teletype"><text:span text:style-name="T2">Changelog</text:span></text:span></text:h>
      <text:list xml:id="list1106478727" text:style-name="L1">
        <text:list-item>
          <text:list>
            <text:list-item>
              <text:p text:style-name="P7">– Initial version</text:p>
            </text:list-item>
            <text:list-item>
              <text:p text:style-name="P7">- Add of libs/MALLOC and libs/dynamiclibrary</text:p>
            </text:list-item>
          </text:list>
        </text:list-item>
      </text:list>
      <text:h text:style-name="P9"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Pierre MARECHAL</meta:initial-creator>
    <meta:creation-date>2008-07-09T13:39:08</meta:creation-date>
    <dc:date>2009-10-05T17:31:22</dc:date>
    <meta:editing-cycles>91</meta:editing-cycles>
    <meta:editing-duration>PT112H00M45S</meta:editing-duration>
    <meta:document-statistic meta:table-count="0" meta:image-count="0" meta:object-count="0" meta:page-count="3" meta:paragraph-count="36" meta:word-count="261" meta:character-count="3772"/>
    <meta:user-defined meta:name="Info 1"/>
    <meta:user-defined meta:name="Info 2"/>
    <meta:user-defined meta:name="Info 3"/>
    <meta:user-defined meta:name="Info 4"/>
  </office:meta>
</office:document-meta>
</file>